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f663" officeooo:paragraph-rsid="001af663"/>
    </style:style>
    <style:style style:name="P2" style:family="paragraph" style:parent-style-name="Standard">
      <style:text-properties officeooo:rsid="001e921b" officeooo:paragraph-rsid="001e921b"/>
    </style:style>
    <style:style style:name="P3" style:family="paragraph" style:parent-style-name="Standard">
      <style:text-properties officeooo:rsid="001f7892" officeooo:paragraph-rsid="001f7892"/>
    </style:style>
    <style:style style:name="T1" style:family="text">
      <style:text-properties officeooo:rsid="0021252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am responsibilitys:</text:p>
      <text:p text:style-name="P1"/>
      <text:p text:style-name="P2">The project that is being completed will consist of two main tools. The first is a website and the seccond is an application. Because of the two projects there will be two sub-team leaders one that is in charger of the website and one who is in charge of the application, these leasers will deligate what work will be done for there tool. </text:p>
      <text:p text:style-name="P2"/>
      <text:p text:style-name="P2">The team leaders will be:</text:p>
      <text:p text:style-name="P3"><text:tab/>Zainab for the website side.</text:p>
      <text:p text:style-name="P3"><text:tab/>Elliot for the application side.</text:p>
      <text:p text:style-name="P3"/>
      <text:p text:style-name="P3">Each team member will focus on:</text:p>
      <text:p text:style-name="P3"><text:tab/>Zainab – website coding.</text:p>
      <text:p text:style-name="P3"><text:tab/>Mary – website coding <text:span text:style-name="T1">and take minutes of metings.</text:span></text:p>
      <text:p text:style-name="P3"><text:tab/>Alex – Application coding and error testing.</text:p>
      <text:p text:style-name="P3"><text:tab/>Elliot – Application coding, website and database.</text:p>
      <text:p text:style-name="P3"><text:tab/>Efe – <text:tab/><text:tab/><text:tab/><text:span text:style-name="T1">and write down the decitions taken in the meetings.</text:span></text:p>
      <text:p text:style-name="P3"><text:tab/>Deryce – <text:tab/><text:tab/><text:span text:style-name="T1">and write objectives and deliverables expected in the next meeting.</text:span></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23:02:23.981575969</meta:creation-date>
    <dc:date>2018-01-09T23:48:59.775502626</dc:date>
    <meta:editing-duration>PT4M19S</meta:editing-duration>
    <meta:editing-cycles>2</meta:editing-cycles>
    <meta:generator>LibreOffice/5.1.6.2$Linux_X86_64 LibreOffice_project/10m0$Build-2</meta:generator>
    <meta:document-statistic meta:table-count="0" meta:image-count="0" meta:object-count="0" meta:page-count="1" meta:paragraph-count="12" meta:word-count="130" meta:character-count="790" meta:non-whitespace-character-count="652"/>
  </office:meta>
</office:document-meta>
</file>